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E000003E830CF8BFA8525DFA4.jpg" manifest:media-type="image/jpeg"/>
  <manifest:file-entry manifest:full-path="Pictures/10000000000003E8000002EE1A0E79B1AD096B2F.jpg" manifest:media-type="image/jpeg"/>
  <manifest:file-entry manifest:full-path="Pictures/10000000000001DA000002C5BDCC97D49F8D69DF.jpg" manifest:media-type="image/jpeg"/>
  <manifest:file-entry manifest:full-path="Pictures/10000000000003E8000002EE4145B78E564C6450.jpg" manifest:media-type="image/jpeg"/>
  <manifest:file-entry manifest:full-path="Pictures/10000000000002EE000003E8F3E741A3B16698D8.jpg" manifest:media-type="image/jpeg"/>
  <manifest:file-entry manifest:full-path="Pictures/10000000000003E8000002EEEDA770EAE14A6FBC.jpg" manifest:media-type="image/jpeg"/>
  <manifest:file-entry manifest:full-path="Pictures/10000000000002EE000003E8A35216E4E28B59B4.jpg" manifest:media-type="image/jpeg"/>
  <manifest:file-entry manifest:full-path="Pictures/10000000000003E8000002EE52B7918AD7DDF2D9.jpg" manifest:media-type="image/jpeg"/>
  <manifest:file-entry manifest:full-path="Pictures/10000000000002EE00000347961534F1AA48CE2F.jpg" manifest:media-type="image/jpeg"/>
  <manifest:file-entry manifest:full-path="Pictures/10000000000002EE000003E849F65C8AF443024D.jpg" manifest:media-type="image/jpeg"/>
  <manifest:file-entry manifest:full-path="Pictures/1000000000000219000002EE03276C01523B5B8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hnschrift SemiLight" fo:font-size="22pt" fo:font-weight="bold" officeooo:rsid="000b47bd" officeooo:paragraph-rsid="000b47b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ahnschrift SemiLight" fo:font-size="22pt" fo:font-weight="bold" officeooo:rsid="000b47bd" officeooo:paragraph-rsid="000b47bd" fo:background-color="#ffff00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ahnschrift SemiLight" fo:font-size="20pt" fo:font-weight="bold" officeooo:rsid="000b47bd" officeooo:paragraph-rsid="000b47bd" fo:background-color="#ffff00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ahnschrift SemiLight" fo:font-size="22pt" fo:font-weight="bold" officeooo:rsid="000b47bd" officeooo:paragraph-rsid="000b47bd" style:font-size-asian="22pt" style:font-weight-asian="bold" style:font-size-complex="22pt" style:font-weight-complex="bold"/>
    </style:style>
    <style:style style:name="T1" style:family="text">
      <style:text-properties style:font-name="Caladea" officeooo:rsid="000b83b4"/>
    </style:style>
    <style:style style:name="T2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magine1" text:anchor-type="char" svg:x="6.378cm" svg:y="-1.746cm" svg:width="4.286cm" svg:height="6.412cm" draw:z-index="0"><draw:image xlink:href="Pictures/10000000000001DA000002C5BDCC97D49F8D69DF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><text:span text:style-name="T1">[IMG] </text:span><text:span text:style-name="T2">Revisione ogni parte della scrivania “Tattica”:</text:span></text:p>
      <text:p text:style-name="P3"/>
      <text:p text:style-name="P1"><draw:frame draw:style-name="fr1" draw:name="Immagine2" text:anchor-type="char" svg:x="0.148cm" svg:y="0.021cm" svg:width="8.38cm" svg:height="6.285cm" draw:z-index="1"><draw:image xlink:href="Pictures/10000000000003E8000002EE4145B78E564C6450.jpg" xlink:type="simple" xlink:show="embed" xlink:actuate="onLoad" draw:mime-type="image/jpeg"/></draw:frame><draw:frame draw:style-name="fr1" draw:name="Immagine3" text:anchor-type="char" svg:x="8.527cm" svg:y="0.039cm" svg:width="8.357cm" svg:height="6.267cm" draw:z-index="2"><draw:image xlink:href="Pictures/10000000000003E8000002EEEDA770EAE14A6FBC.jpg" xlink:type="simple" xlink:show="embed" xlink:actuate="onLoad" draw:mime-type="image/jpeg"/></draw:frame><draw:frame draw:style-name="fr1" draw:name="Immagine4" text:anchor-type="char" svg:x="0.148cm" svg:y="6.304cm" svg:width="8.253cm" svg:height="7.833cm" draw:z-index="3"><draw:image xlink:href="Pictures/10000000000002EE000003E8A35216E4E28B59B4.jpg" xlink:type="simple" xlink:show="embed" xlink:actuate="onLoad" draw:mime-type="image/jpeg"/></draw:frame><draw:frame draw:style-name="fr1" draw:name="Immagine7" text:anchor-type="char" svg:x="8.527cm" svg:y="6.304cm" svg:width="8.595cm" svg:height="5.357cm" draw:z-index="6"><draw:image xlink:href="Pictures/10000000000003E8000002EE52B7918AD7DDF2D9.jpg" xlink:type="simple" xlink:show="embed" xlink:actuate="onLoad" draw:mime-type="image/jpeg"/></draw:frame></text:p>
      <text:p text:style-name="P1"><draw:frame draw:style-name="fr1" draw:name="Immagine5" text:anchor-type="char" svg:x="8.4cm" svg:y="5.373cm" svg:width="8.548cm" svg:height="7.897cm" draw:z-index="4"><draw:image xlink:href="Pictures/10000000000002EE00000347961534F1AA48CE2F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><draw:frame draw:style-name="fr1" draw:name="Immagine6" text:anchor-type="char" svg:x="0.148cm" svg:y="2.028cm" svg:width="8.227cm" svg:height="5.408cm" draw:z-index="5"><draw:image xlink:href="Pictures/10000000000003E8000002EE1A0E79B1AD096B2F.jpg" xlink:type="simple" xlink:show="embed" xlink:actuate="onLoad" draw:mime-type="image/jpeg"/></draw:frame></text:p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magine10" text:anchor-type="char" svg:x="0.337cm" svg:y="0.333cm" svg:width="8.7cm" svg:height="11.601cm" draw:z-index="9"><draw:image xlink:href="Pictures/10000000000002EE000003E8F3E741A3B16698D8.jpg" xlink:type="simple" xlink:show="embed" xlink:actuate="onLoad" draw:mime-type="image/jpeg"/></draw:frame><draw:frame draw:style-name="fr1" draw:name="Immagine11" text:anchor-type="char" svg:x="9.035cm" svg:y="0.333cm" svg:width="8.684cm" svg:height="11.578cm" draw:z-index="10"><draw:image xlink:href="Pictures/10000000000002EE000003E849F65C8AF443024D.jpg" xlink:type="simple" xlink:show="embed" xlink:actuate="onLoad" draw:mime-type="image/jpeg"/></draw:frame><draw:frame draw:style-name="fr1" draw:name="Immagine8" text:anchor-type="char" svg:x="0.249cm" svg:y="11.91cm" svg:width="8.788cm" svg:height="11.718cm" draw:z-index="7"><draw:image xlink:href="Pictures/10000000000002EE000003E830CF8BFA8525DFA4.jpg" xlink:type="simple" xlink:show="embed" xlink:actuate="onLoad" draw:mime-type="image/jpeg"/></draw:frame><draw:frame draw:style-name="fr1" draw:name="Immagine9" text:anchor-type="char" svg:x="9.035cm" svg:y="11.91cm" svg:width="8.375cm" svg:height="11.696cm" draw:z-index="8"><draw:image xlink:href="Pictures/1000000000000219000002EE03276C01523B5B8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square" draw:cx="50%" draw:cy="50%" draw:start-color="#611729" draw:end-color="#8d281e" draw:start-intensity="100%" draw:end-intensity="100%" draw:angle="4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772024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772024" draw:fill-gradient-name="Gradient_20_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772024" draw:fill-gradient-name="Gradient_20_1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2T22:26:55.371000000</meta:creation-date>
    <dc:date>2022-12-12T22:49:42.732000000</dc:date>
    <meta:editing-duration>PT20M14S</meta:editing-duration>
    <meta:editing-cycles>4</meta:editing-cycles>
    <meta:generator>LibreOffice/7.4.2.3$Windows_X86_64 LibreOffice_project/382eef1f22670f7f4118c8c2dd222ec7ad009daf</meta:generator>
    <meta:document-statistic meta:table-count="0" meta:image-count="11" meta:object-count="0" meta:page-count="2" meta:paragraph-count="1" meta:word-count="7" meta:character-count="53" meta:non-whitespace-character-count="47"/>
  </office:meta>
</office:document-meta>
</file>